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padding="0.049cm" fo:border="0.06pt solid #e3e3e3"/>
    </style:style>
    <style:style style:name="P2" style:family="paragraph" style:parent-style-name="Text_20_body">
      <style:paragraph-properties fo:padding="0.049cm" fo:border="0.06pt solid #e3e3e3"/>
    </style:style>
    <style:style style:name="P3" style:family="paragraph" style:parent-style-name="Text_20_body" style:list-style-name="L1">
      <style:paragraph-properties fo:margin-top="0cm" fo:margin-bottom="0cm" style:contextual-spacing="false" fo:padding="0.049cm" fo:border="0.06pt solid #e3e3e3"/>
    </style:style>
    <style:style style:name="P4" style:family="paragraph" style:parent-style-name="Text_20_body" style:list-style-name="L1">
      <style:paragraph-properties fo:padding="0.049cm" fo:border="0.06pt solid #e3e3e3"/>
    </style:style>
    <style:style style:name="P5" style:family="paragraph" style:parent-style-name="Text_20_body" style:list-style-name="L2">
      <style:paragraph-properties fo:margin-top="0cm" fo:margin-bottom="0cm" style:contextual-spacing="false" fo:padding="0.049cm" fo:border="0.06pt solid #e3e3e3"/>
    </style:style>
    <style:style style:name="P6" style:family="paragraph" style:parent-style-name="Text_20_body" style:list-style-name="L2">
      <style:paragraph-properties fo:padding="0.049cm" fo:border="0.06pt solid #e3e3e3"/>
    </style:style>
    <style:style style:name="P7" style:family="paragraph" style:parent-style-name="Text_20_body" style:list-style-name="L3">
      <style:paragraph-properties fo:margin-top="0cm" fo:margin-bottom="0cm" style:contextual-spacing="false" fo:padding="0.049cm" fo:border="0.06pt solid #e3e3e3"/>
    </style:style>
    <style:style style:name="P8" style:family="paragraph" style:parent-style-name="Text_20_body" style:list-style-name="L3">
      <style:paragraph-properties fo:padding="0.049cm" fo:border="0.06pt solid #e3e3e3"/>
    </style:style>
    <style:style style:name="P9" style:family="paragraph" style:parent-style-name="Text_20_body" style:list-style-name="L4">
      <style:paragraph-properties fo:margin-top="0cm" fo:margin-bottom="0cm" style:contextual-spacing="false" fo:padding="0.049cm" fo:border="0.06pt solid #e3e3e3"/>
    </style:style>
    <style:style style:name="P10" style:family="paragraph" style:parent-style-name="Text_20_body" style:list-style-name="L4">
      <style:paragraph-properties fo:padding="0.049cm" fo:border="0.06pt solid #e3e3e3"/>
    </style:style>
    <style:style style:name="T1" style:family="text">
      <style:text-properties loext:padding="0.049cm" loext:border="0.06pt solid #e3e3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Name:</text:span></text:span> Arun Rathore<text:line-break/><text:span text:style-name="Strong_20_Emphasis"><text:span text:style-name="T1">Email:</text:span></text:span> <text:span text:style-name="T1">15arunrathore@gmail.com</text:span></text:p>
      <text:h text:style-name="P1" text:outline-level="3">1. Task Title</text:h>
      <text:p text:style-name="P2">Developing a Responsive Company Member Team Page</text:p>
      <text:h text:style-name="P1" text:outline-level="3">2. Task Description</text:h>
      <text:p text:style-name="P2">The task was to create a responsive web page for displaying the company team members. The page needed to include images and descriptions of the team members, with proper styling and layout to ensure responsiveness across different devices.</text:p>
      <text:h text:style-name="P1" text:outline-level="3">3. Steps Taken</text:h>
      <text:list xml:id="list707715608" text:style-name="L1">
        <text:list-item>
          <text:p text:style-name="P3"><text:span text:style-name="Strong_20_Emphasis"><text:span text:style-name="T1">HTML Structure:</text:span></text:span> Created the basic HTML structure for the page, including header, section for team members, and placeholders for images and text.</text:p>
        </text:list-item>
        <text:list-item>
          <text:p text:style-name="P3"><text:span text:style-name="Strong_20_Emphasis"><text:span text:style-name="T1">CSS Styling:</text:span></text:span> Added CSS to style the team member section, ensuring responsiveness using media queries.</text:p>
        </text:list-item>
        <text:list-item>
          <text:p text:style-name="P3"><text:span text:style-name="Strong_20_Emphasis"><text:span text:style-name="T1">Image Integration:</text:span></text:span> Sourced and added images of team members from a local directory.</text:p>
        </text:list-item>
        <text:list-item>
          <text:p text:style-name="P4"><text:span text:style-name="Strong_20_Emphasis"><text:span text:style-name="T1">Content Addition:</text:span></text:span> Included names and roles for each team member in the HTML file.</text:p>
        </text:list-item>
      </text:list>
      <text:h text:style-name="P1" text:outline-level="3">4. Challenges Faced</text:h>
      <text:list xml:id="list3326525561" text:style-name="L2">
        <text:list-item>
          <text:p text:style-name="P5"><text:span text:style-name="Strong_20_Emphasis"><text:span text:style-name="T1">Finding High-Quality Images:</text:span></text:span> Locating appropriate, high-quality images that were free for commercial use.</text:p>
        </text:list-item>
        <text:list-item>
          <text:p text:style-name="P5"><text:span text:style-name="Strong_20_Emphasis"><text:span text:style-name="T1">Ensuring Responsiveness:</text:span></text:span> Making sure the layout was responsive and displayed correctly on various devices and screen sizes.</text:p>
        </text:list-item>
        <text:list-item>
          <text:p text:style-name="P6"><text:span text:style-name="Strong_20_Emphasis"><text:span text:style-name="T1">Alignment Issues:</text:span></text:span> Aligning the images and text properly within each team member’s section.</text:p>
        </text:list-item>
      </text:list>
      <text:h text:style-name="P1" text:outline-level="3">5. Solutions Implemented</text:h>
      <text:list xml:id="list1184392882" text:style-name="L3">
        <text:list-item>
          <text:p text:style-name="P7"><text:span text:style-name="Strong_20_Emphasis"><text:span text:style-name="T1">Image Sourcing:</text:span></text:span> Used resources like Unsplash, Pexels, and Pixabay to find high-quality images suitable for the web page.</text:p>
        </text:list-item>
        <text:list-item>
          <text:p text:style-name="P7"><text:span text:style-name="Strong_20_Emphasis"><text:span text:style-name="T1">Responsive Design:</text:span></text:span> Implemented media queries in CSS to adjust the layout based on the screen size, ensuring a flexible and adaptive design.</text:p>
        </text:list-item>
        <text:list-item>
          <text:p text:style-name="P8"><text:span text:style-name="Strong_20_Emphasis"><text:span text:style-name="T1">CSS Flexbox:</text:span></text:span> Utilized CSS Flexbox to align images and text, which provided a consistent and easy-to-maintain layout.</text:p>
        </text:list-item>
      </text:list>
      <text:h text:style-name="P1" text:outline-level="3">6. Learnings</text:h>
      <text:list xml:id="list1641446165" text:style-name="L4">
        <text:list-item>
          <text:p text:style-name="P9"><text:span text:style-name="Strong_20_Emphasis"><text:span text:style-name="T1">Responsive Web Design:</text:span></text:span> Gained a deeper understanding of responsive design principles and the use of media queries.</text:p>
        </text:list-item>
        <text:list-item>
          <text:p text:style-name="P9"><text:span text:style-name="Strong_20_Emphasis"><text:span text:style-name="T1">CSS Flexbox:</text:span></text:span> Improved skills in using Flexbox for layout management, making alignment and spacing tasks easier.</text:p>
        </text:list-item>
        <text:list-item>
          <text:p text:style-name="P10"><text:soft-page-break/><text:span text:style-name="Strong_20_Emphasis"><text:span text:style-name="T1">Resource Utilization:</text:span></text:span> Learned to efficiently source and integrate web resources such as images from various free platforms.</text:p>
        </text:list-item>
      </text:list>
      <text:h text:style-name="P1" text:outline-level="3">7. Project Update</text:h>
      <text:p text:style-name="P2">The initial version of the Company Member Team Page has been successfully developed and tested for responsiveness. The page includes placeholders for additional team members, and future updates will focus on adding more content and refining the design based on feedbac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14:20:07.814441275</meta:creation-date>
    <dc:date>2024-05-21T14:21:01.075261694</dc:date>
    <meta:editing-duration>PT53S</meta:editing-duration>
    <meta:editing-cycles>1</meta:editing-cycles>
    <meta:document-statistic meta:table-count="0" meta:image-count="0" meta:object-count="0" meta:page-count="2" meta:paragraph-count="24" meta:word-count="338" meta:character-count="2191" meta:non-whitespace-character-count="1890"/>
    <meta:generator>LibreOffice/7.3.7.2$Linux_X86_64 LibreOffice_project/30$Build-2</meta:generator>
  </office:meta>
</office:document-meta>
</file>